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B000000380E48FE88.png" manifest:media-type="image/png"/>
  <manifest:file-entry manifest:full-path="Pictures/1000020100000109000000AF919952FF.png" manifest:media-type="image/png"/>
  <manifest:file-entry manifest:full-path="Pictures/10000201000000610000008C9052B69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cm"/>
    </style:style>
    <style:style style:name="gr4" style:family="graphic" style:parent-style-name="standard">
      <style:graphic-properties draw:stroke="none" svg:stroke-color="#000000" draw:fill="none" draw:fill-color="#ffffff" fo:min-height="3.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7.8cm" svg:height="1.05cm" svg:x="4.7cm" svg:y="24.3cm">
          <draw:text-box>
            <text:p>REALISATEURS</text:p>
          </draw:text-box>
        </draw:frame>
        <draw:frame draw:style-name="gr2" draw:text-style-name="P1" draw:layer="layout" svg:width="3.42cm" svg:height="4.937cm" svg:x="8cm" svg:y="19.463cm">
          <draw:image xlink:href="Pictures/10000201000000610000008C9052B696.png" xlink:type="simple" xlink:show="embed" xlink:actuate="onLoad">
            <text:p/>
          </draw:image>
        </draw:frame>
        <draw:frame draw:style-name="gr3" draw:layer="layout" svg:width="4.7cm" svg:height="0.962cm" svg:x="10.3cm" svg:y="24.3cm">
          <draw:text-box>
            <text:p>FILMS</text:p>
          </draw:text-box>
        </draw:frame>
        <draw:frame draw:style-name="gr4" draw:layer="layout" svg:width="5.9cm" svg:height="5.939cm" svg:x="2.2cm" svg:y="19.2cm">
          <draw:text-box>
            <text:p>REALISATEURS.CODREAL=FILMS.CODREAL AND FILMS.DATESORTIE-REALISATEURS.DNAISSREAL&lt;40*365,25</text:p>
          </draw:text-box>
        </draw:frame>
        <draw:frame draw:style-name="gr2" draw:text-style-name="P1" draw:layer="layout" svg:width="9.346cm" svg:height="6.171cm" svg:x="5.454cm" svg:y="13.2cm">
          <draw:image xlink:href="Pictures/1000020100000109000000AF919952FF.png" xlink:type="simple" xlink:show="embed" xlink:actuate="onLoad">
            <text:p/>
          </draw:image>
        </draw:frame>
        <draw:frame draw:style-name="gr3" draw:layer="layout" svg:width="11.8cm" svg:height="0.962cm" svg:x="4.5cm" svg:y="15.4cm">
          <draw:text-box>
            <text:p>TITREFILM, DATESORTIE, BUDGET</text:p>
          </draw:text-box>
        </draw:frame>
        <draw:frame draw:style-name="gr2" draw:text-style-name="P1" draw:layer="layout" svg:width="4.901cm" svg:height="1.974cm" svg:x="7.299cm" svg:y="11.4cm">
          <draw:image xlink:href="Pictures/100002010000008B000000380E48FE8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5T10:04:38.922630175</meta:creation-date>
    <dc:date>2018-03-15T10:13:42.256088558</dc:date>
    <meta:editing-duration>P0D</meta:editing-duration>
    <meta:editing-cycles>1</meta:editing-cycles>
    <meta:document-statistic meta:object-count="7"/>
    <meta:generator>LibreOffice/4.2.8.2$Linux_X86_64 LibreOffice_project/420m0$Build-2</meta:generator>
  </office:meta>
</office:document-meta>
</file>